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N: It was a new day on Summoner's Rift, the mighty Champions battled quite chmpionuosly, the minions were quite minimalistic and the booties were bootifully. Charmed by her "ASSets", the minions of red side charged Ashe mercilessly.</text:p>
      <text:p text:style-name="P1"/>
      <text:p text:style-name="P1">A: Let's see how close they can get!</text:p>
      <text:p text:style-name="P1"/>
      <text:p text:style-name="P1">N: With this she charged mightily against the minions when suddenly, Sejuani emerged from the river brush</text:p>
      <text:p text:style-name="P1"/>
      <text:p text:style-name="P1">A: What the fck support noob no wards.</text:p>
      <text:p text:style-name="P1"/>
      <text:p text:style-name="P1">S: Which will snap more easily, the bow, or your cunt?</text:p>
      <text:p text:style-name="P1"/>
      <text:p text:style-name="P1">N: Sejuani caster her ult with a mighty roar, immediately filling the frost archer's snatch with the gift of the Freljord, impaling the queen's movement. The intense cold made her nips as hard as malphites skin.</text:p>
      <text:p text:style-name="P1"/>
      <text:p text:style-name="P1">A: uauauauauauauu</text:p>
      <text:p text:style-name="P1"/>
      <text:p text:style-name="P1">S: Can you smell slut Bristel? Get her!</text:p>
      <text:p text:style-name="P1"/>
      <text:p text:style-name="P1">N: Ashe, being filled to the brim with the true power of the winters claw, could not comprehend those pleasures and humiliation, which actually turned her on quite a lot. With her getting used to it, she began taunting Sejuani, implying she couldn't defeat her.</text:p>
      <text:p text:style-name="P1"/>
      <text:p text:style-name="P1">A: <text:s/>Come on now, is this the best the chief whore of the winters claw can do?</text:p>
      <text:p text:style-name="P1"/>
      <text:p text:style-name="P1">N: Enraged by this affront, sejuani thundered</text:p>
      <text:p text:style-name="P1"/>
      <text:p text:style-name="P1">S: REVEAL WHAT IS HIDDEN</text:p>
      <text:p text:style-name="P1"/>
      <text:p text:style-name="P1">N: With that she ripped the thornmail of the archer, by using Permafrost. Ashe, being taken aback by this sudden assault on her privat parts. With her armor being off, her double d sized boobs swang free. </text:p>
      <text:p text:style-name="P1"/>
      <text:p text:style-name="P1">A: Make it count, whore! (A/N who the hell builds thornmail on ashe)</text:p>
      <text:p text:style-name="P1"/>
      <text:p text:style-name="P1">N: Ashe remarked, secretly enjoying the treatment she received. She watched as Sejuani got down from her boar, casually walking in her direction, swinging her mace by her side. The evil grin on her face. As she arived she picked up the queens bow and broke it in half. With another evil smirk, she remarked:</text:p>
      <text:p text:style-name="P1"/>
      <text:p text:style-name="P1">S: These should fit you quite nicely!</text:p>
      <text:p text:style-name="P1"/>
      <text:p text:style-name="P1">N: With those words, she lunged out, hitting the ice cover of the archer with all her might, shattering it. Ashe, being knocked back by this furios assault didn't even know what was happening to her. She fell to the ground and barely could support herself on hands and knees.</text:p>
      <text:p text:style-name="P1"/>
      <text:p text:style-name="P1">S: <text:s text:c="2"/>Who`s the pig now?</text:p>
      <text:p text:style-name="P1"><text:soft-page-break/>N: She again caster her Permafrost, this time with reversed effect, binding the Avarosian to the ground, in a seductive, doggystyle manner. Sej then proceeded to impale her pussy with her own broken bow, pushing the ice even further in.</text:p>
      <text:p text:style-name="P1"/>
      <text:p text:style-name="P1">A: *moan*</text:p>
      <text:p text:style-name="P1"/>
      <text:p text:style-name="P1">N: With that moan, Ashe began showing her pleasure, which was welling up for a while now.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3M14S</meta:editing-duration>
    <meta:editing-cycles>5</meta:editing-cycles>
    <meta:generator>OpenOffice/4.1.1$Win32 OpenOffice.org_project/411m6$Build-9775</meta:generator>
    <dc:date>2015-10-09T23:55:44.62</dc:date>
    <meta:document-statistic meta:table-count="0" meta:image-count="0" meta:object-count="0" meta:page-count="2" meta:paragraph-count="21" meta:word-count="427" meta:character-count="2389"/>
    <meta:user-defined meta:name="Info 1"/>
    <meta:user-defined meta:name="Info 2"/>
    <meta:user-defined meta:name="Info 3"/>
    <meta:user-defined meta:name="Info 4"/>
  </office:meta>
</office:document-meta>
</file>